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6.96pt" svg:height="327.46pt" svg:x="382.05pt" svg:y="0pt">
            <loext:p draw:notify-on-update-of-ranges="Sheet1.A12:Sheet1.A12 Sheet1.A1:Sheet1.A10 Sheet1.B12:Sheet1.B12 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1.15pt" svg:height="322.13pt" svg:x="386.9pt" svg:y="348.77pt">
            <loext:p draw:notify-on-update-of-ranges="Sheet1.A12:Sheet1.A12 Sheet1.A32:Sheet1.A41 Sheet1.B12:Sheet1.B12 Sheet1.B32:Sheet1.B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68.26pt" svg:height="323.18pt" svg:x="387.86pt" svg:y="694.37pt">
            <loext:p draw:notify-on-update-of-ranges="Sheet1.A12:Sheet1.A12 Sheet1.A57:Sheet1.A66 Sheet1.B12:Sheet1.B12 Sheet1.B57:Sheet1.B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70.16pt" svg:height="322.13pt" svg:x="383.05pt" svg:y="1038.9pt">
            <loext:p draw:notify-on-update-of-ranges="Sheet1.Q86:Sheet1.Q86 Sheet1.A83:Sheet1.A92 Sheet1.A12:Sheet1.A12 Sheet1.C83:Sheet1.C92 Sheet1.Q87:Sheet1.Q87 Sheet1.B83:Sheet1.B9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73.08pt" svg:height="315.72pt" svg:x="1149.11pt" svg:y="878.88pt">
            <loext:p draw:notify-on-update-of-ranges="Sheet1.Q85:Sheet1.Q85 Sheet1.S37:Sheet1.S39 Sheet1.W31:Sheet1.W31 Sheet1.T37:Sheet1.T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567.27pt" svg:height="314.65pt" svg:x="1133.57pt" svg:y="1253.28pt">
            <loext:p draw:notify-on-update-of-ranges="Sheet1.Q85:Sheet1.Q85 Sheet1.S40:Sheet1.S40 Sheet1.W31:Sheet1.W31 Sheet1.T40:Sheet1.T40 Sheet1.Z34:Sheet1.Z34 Sheet1.U40:Sheet1.U4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564.35pt" svg:height="313.57pt" svg:x="1157.81pt" svg:y="519.45pt">
            <loext:p draw:notify-on-update-of-ranges="Sheet1.R31:Sheet1.R31 Sheet1.T31:Sheet1.T33 Sheet1.W31:Sheet1.W31 Sheet1.V31:Sheet1.V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7" draw:style-name="gr1" draw:text-style-name="P1" svg:width="569.2pt" svg:height="316.77pt" svg:x="1069.57pt" svg:y="40.54pt">
            <loext:p draw:notify-on-update-of-ranges="Sheet1.R31:Sheet1.R31 Sheet1.T34:Sheet1.T34 Sheet1.W31:Sheet1.W31 Sheet1.V34:Sheet1.V34 Sheet1.Z34:Sheet1.Z34 Sheet1.Y34:Sheet1.Y3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MAX</text:p>
          </table:table-cell>
          <table:table-cell table:formula="of:=MAX([.A1:.B10])" office:value-type="float" office:value="1.49" calcext:value-type="float">
            <text:p>1.49</text:p>
          </table:table-cell>
          <table:table-cell table:number-columns-repeated="21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MIN</text:p>
          </table:table-cell>
          <table:table-cell table:formula="of:=MIN([.A1:.B10])" office:value-type="float" office:value="1.09" calcext:value-type="float">
            <text:p>1.09</text:p>
          </table:table-cell>
          <table:table-cell table:number-columns-repeated="21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EDIANA</text:p>
          </table:table-cell>
          <table:table-cell table:formula="of:=MEDIAN([.A1:.A10])" office:value-type="float" office:value="1.24" calcext:value-type="float">
            <text:p>1.24</text:p>
          </table:table-cell>
          <table:table-cell table:formula="of:=MEDIAN([.B1:.B10])" office:value-type="float" office:value="1.12" calcext:value-type="float">
            <text:p>1.12</text:p>
          </table:table-cell>
          <table:table-cell table:number-columns-repeated="2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09" calcext:value-type="float">
            <text:p>1.09</text:p>
          </table:table-cell>
          <table:table-cell table:number-columns-repeated="24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09" calcext:value-type="float">
            <text:p>1.09</text:p>
          </table:table-cell>
          <table:table-cell table:number-columns-repeated="24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table:number-columns-repeated="24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12" calcext:value-type="float">
            <text:p>1.12</text:p>
          </table:table-cell>
          <table:table-cell table:number-columns-repeated="24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11" calcext:value-type="float">
            <text:p>1.11</text:p>
          </table:table-cell>
          <table:table-cell table:number-columns-repeated="24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16" calcext:value-type="float">
            <text:p>1.16</text:p>
          </table:table-cell>
          <table:table-cell table:number-columns-repeated="24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1" calcext:value-type="float">
            <text:p>1.1</text:p>
          </table:table-cell>
          <table:table-cell table:number-columns-repeated="24"/>
        </table:table-row>
        <table:table-row table:style-name="ro1">
          <table:table-cell table:style-name="ce1" table:formula="of:=AVERAGE([.A1:.A10])" office:value-type="float" office:value="1.26" calcext:value-type="float">
            <text:p>1.26</text:p>
          </table:table-cell>
          <table:table-cell table:style-name="ce1" table:formula="of:=AVERAGE([.B1:.B10])" office:value-type="float" office:value="1.17" calcext:value-type="float">
            <text:p>1.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TTP/1.1</text:p>
          </table:table-cell>
          <table:table-cell office:value-type="string" calcext:value-type="string">
            <text:p>HTTP/2</text:p>
          </table:table-cell>
          <table:table-cell table:number-columns-repeated="24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 office:value-type="string" calcext:value-type="string">
            <text:p>OBA ZABEZPIECZONE</text:p>
          </table:table-cell>
          <table:table-cell table:number-columns-repeated="17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HTTP/1.1</text:p>
          </table:table-cell>
          <table:table-cell office:value-type="float" office:value="1.49" calcext:value-type="float">
            <text:p>1.49</text:p>
          </table:table-cell>
          <table:table-cell office:value-type="float" office:value="1.2" calcext:value-type="float">
            <text:p>1.2</text:p>
          </table:table-cell>
          <table:table-cell office:value-type="float" office:value="1.39" calcext:value-type="float">
            <text:p>1.3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HTTP/2</text:p>
          </table:table-cell>
          <table:table-cell table:number-columns-repeated="3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MAX([.A32:.B41])" office:value-type="float" office:value="1.49" calcext:value-type="float">
            <text:p>1.49</text:p>
          </table:table-cell>
          <table:table-cell table:number-columns-repeated="13"/>
          <table:table-cell office:value-type="float" office:value="1.1" calcext:value-type="float">
            <text:p>1.1</text:p>
          </table:table-cell>
          <table:table-cell office:value-type="float" office:value="1.49" calcext:value-type="float">
            <text:p>1.49</text:p>
          </table:table-cell>
          <table:table-cell office:value-type="float" office:value="1.22" calcext:value-type="float">
            <text:p>1.22</text:p>
          </table:table-cell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HTTP/2</text:p>
          </table:table-cell>
          <table:table-cell table:number-columns-repeated="3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29" calcext:value-type="float">
            <text:p>1.29</text:p>
          </table:table-cell>
          <table:table-cell/>
          <table:table-cell table:formula="of:=MIN([.A32:.B41])" office:value-type="float" office:value="1.17" calcext:value-type="float">
            <text:p>1.17</text:p>
          </table:table-cell>
          <table:table-cell table:number-columns-repeated="13"/>
          <table:table-cell office:value-type="float" office:value="1.1" calcext:value-type="float">
            <text:p>1.1</text:p>
          </table:table-cell>
          <table:table-cell office:value-type="float" office:value="0.709" calcext:value-type="float">
            <text:p>0.709</text:p>
          </table:table-cell>
          <table:table-cell office:value-type="float" office:value="0.517" calcext:value-type="float">
            <text:p>0.517</text:p>
          </table:table-cell>
          <table:table-cell office:value-type="float" office:value="0.557" calcext:value-type="float">
            <text:p>0.557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HTTP/2</text:p>
          </table:table-cell>
          <table:table-cell table:number-columns-repeated="3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DIANA</text:p>
          </table:table-cell>
          <table:table-cell table:formula="of:=MEDIAN([.A32:.A41])" office:value-type="float" office:value="1.265" calcext:value-type="float">
            <text:p>1.265</text:p>
          </table:table-cell>
          <table:table-cell table:formula="of:=MEDIAN([.B32:.B41])" office:value-type="float" office:value="1.205" calcext:value-type="float">
            <text:p>1.205</text:p>
          </table:table-cell>
          <table:table-cell table:number-columns-repeated="12"/>
          <table:table-cell office:value-type="float" office:value="1.1" calcext:value-type="float">
            <text:p>1.1</text:p>
          </table:table-cell>
          <table:table-cell office:value-type="float" office:value="0.567" calcext:value-type="float">
            <text:p>0.567</text:p>
          </table:table-cell>
          <table:table-cell office:value-type="float" office:value="0.38" calcext:value-type="float">
            <text:p>0.38</text:p>
          </table:table-cell>
          <table:table-cell office:value-type="float" office:value="0.515" calcext:value-type="float">
            <text:p>0.515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HTTP/2</text:p>
          </table:table-cell>
          <table:table-cell office:value-type="float" office:value="0.471" calcext:value-type="float">
            <text:p>0.471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PUSH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18" calcext:value-type="float">
            <text:p>1.18</text:p>
          </table:table-cell>
          <table:table-cell table:number-columns-repeated="2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17" calcext:value-type="float">
            <text:p>1.17</text:p>
          </table:table-cell>
          <table:table-cell table:number-columns-repeated="16"/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24" calcext:value-type="float">
            <text:p>1.24</text:p>
          </table:table-cell>
          <table:table-cell table:number-columns-repeated="15"/>
          <table:table-cell office:value-type="string" calcext:value-type="string">
            <text:p>mediana</text:p>
          </table:table-cell>
          <table:table-cell office:value-type="float" office:value="1.24" calcext:value-type="float">
            <text:p>1.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2" calcext:value-type="float">
            <text:p>1.2</text:p>
          </table:table-cell>
          <table:table-cell table:number-columns-repeated="16"/>
          <table:table-cell office:value-type="float" office:value="1.27" calcext:value-type="float">
            <text:p>1.27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table:number-columns-repeated="16"/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21" calcext:value-type="float">
            <text:p>1.21</text:p>
          </table:table-cell>
          <table:table-cell table:number-columns-repeated="16"/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table:number-columns-repeated="5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17" calcext:value-type="float">
            <text:p>1.17</text:p>
          </table:table-cell>
          <table:table-cell table:number-columns-repeated="24"/>
        </table:table-row>
        <table:table-row table:style-name="ro1">
          <table:table-cell table:style-name="ce1" table:formula="of:=AVERAGE([.A32:.A41])" office:value-type="float" office:value="1.296" calcext:value-type="float">
            <text:p>1.296</text:p>
          </table:table-cell>
          <table:table-cell table:style-name="ce1" table:formula="of:=AVERAGE([.B32:.B41])" office:value-type="float" office:value="1.214" calcext:value-type="float">
            <text:p>1.214</text:p>
          </table:table-cell>
          <table:table-cell table:number-columns-repeated="24"/>
        </table:table-row>
        <table:table-row table:style-name="ro1" table:number-rows-repeated="13">
          <table:table-cell table:number-columns-repeated="26"/>
        </table:table-row>
        <table:table-row table:style-name="ro1">
          <table:table-cell office:value-type="string" calcext:value-type="string">
            <text:p>CACHE</text:p>
          </table:table-cell>
          <table:table-cell table:number-columns-repeated="2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MAX([.A57:.B66])" office:value-type="float" office:value="709" calcext:value-type="float">
            <text:p>709</text:p>
          </table:table-cell>
          <table:table-cell table:number-columns-repeated="2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MIN([.A57:.B66])" office:value-type="float" office:value="483" calcext:value-type="float">
            <text:p>483</text:p>
          </table:table-cell>
          <table:table-cell table:number-columns-repeated="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MEDIAN([.A57:.A66])" office:value-type="float" office:value="569.5" calcext:value-type="float">
            <text:p>569.5</text:p>
          </table:table-cell>
          <table:table-cell table:formula="of:=MEDIAN([.B57:.B66])" office:value-type="float" office:value="529" calcext:value-type="float">
            <text:p>529</text:p>
          </table:table-cell>
          <table:table-cell table:number-columns-repeated="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11" calcext:value-type="float">
            <text:p>511</text:p>
          </table:table-cell>
          <table:table-cell table:number-columns-repeated="2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8" calcext:value-type="float">
            <text:p>518</text:p>
          </table:table-cell>
          <table:table-cell table:number-columns-repeated="2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55" calcext:value-type="float">
            <text:p>555</text:p>
          </table:table-cell>
          <table:table-cell table:number-columns-repeated="2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57" calcext:value-type="float">
            <text:p>557</text:p>
          </table:table-cell>
          <table:table-cell table:number-columns-repeated="2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96" calcext:value-type="float">
            <text:p>496</text:p>
          </table:table-cell>
          <table:table-cell table:number-columns-repeated="2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31" calcext:value-type="float">
            <text:p>531</text:p>
          </table:table-cell>
          <table:table-cell table:number-columns-repeated="2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table:number-columns-repeated="24"/>
        </table:table-row>
        <table:table-row table:style-name="ro1">
          <table:table-cell table:style-name="ce1" table:formula="of:=AVERAGE([.A57:.A66])" office:value-type="float" office:value="583.2" calcext:value-type="float">
            <text:p>583.2</text:p>
          </table:table-cell>
          <table:table-cell table:style-name="ce1" table:formula="of:=AVERAGE([.B57:.B66])" office:value-type="float" office:value="524.4" calcext:value-type="float">
            <text:p>524.4</text:p>
          </table:table-cell>
          <table:table-cell table:number-columns-repeated="24"/>
        </table:table-row>
        <table:table-row table:style-name="ro1" table:number-rows-repeated="13"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</text:p>
          </table:table-cell>
          <table:table-cell office:value-type="float" office:value="1.1" calcext:value-type="float">
            <text:p>1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RVER PUSH</text:p>
          </table:table-cell>
          <table:table-cell table:number-columns-repeated="2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87" calcext:value-type="float">
            <text:p>387</text:p>
          </table:table-cell>
          <table:table-cell office:value-type="float" office:value="444" calcext:value-type="float">
            <text:p>444</text:p>
          </table:table-cell>
          <table:table-cell table:formula="of:=MAX([.A83:.C92])" office:value-type="float" office:value="567" calcext:value-type="float">
            <text:p>567</text:p>
          </table:table-cell>
          <table:table-cell table:number-columns-repeated="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72" calcext:value-type="float">
            <text:p>372</text:p>
          </table:table-cell>
          <table:table-cell office:value-type="float" office:value="456" calcext:value-type="float">
            <text:p>456</text:p>
          </table:table-cell>
          <table:table-cell table:formula="of:=MIN([.A83:.C92])" office:value-type="float" office:value="253" calcext:value-type="float">
            <text:p>253</text:p>
          </table:table-cell>
          <table:table-cell table:number-columns-repeated="2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51" calcext:value-type="float">
            <text:p>351</text:p>
          </table:table-cell>
          <table:table-cell office:value-type="float" office:value="386" calcext:value-type="float">
            <text:p>386</text:p>
          </table:table-cell>
          <table:table-cell table:formula="of:=MEDIAN([.A83:.A92])" office:value-type="float" office:value="439.5" calcext:value-type="float">
            <text:p>439.5</text:p>
          </table:table-cell>
          <table:table-cell table:formula="of:=MEDIAN([.B83:.B92])" office:value-type="float" office:value="398" calcext:value-type="float">
            <text:p>398</text:p>
          </table:table-cell>
          <table:table-cell table:formula="of:=MEDIAN([.C83:.C92])" office:value-type="float" office:value="431" calcext:value-type="float">
            <text:p>431</text:p>
          </table:table-cell>
          <table:table-cell table:number-columns-repeated="10"/>
          <table:table-cell office:value-type="string" calcext:value-type="string">
            <text:p>HTTP/1.1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71" calcext:value-type="float">
            <text:p>471</text:p>
          </table:table-cell>
          <table:table-cell office:value-type="float" office:value="380" calcext:value-type="float">
            <text:p>380</text:p>
          </table:table-cell>
          <table:table-cell table:number-columns-repeated="13"/>
          <table:table-cell office:value-type="string" calcext:value-type="string">
            <text:p>HTTP/2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table:number-columns-repeated="13"/>
          <table:table-cell office:value-type="string" calcext:value-type="string">
            <text:p>HTTP/2 PUSH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20" calcext:value-type="float">
            <text:p>420</text:p>
          </table:table-cell>
          <table:table-cell office:value-type="float" office:value="404" calcext:value-type="float">
            <text:p>404</text:p>
          </table:table-cell>
          <table:table-cell table:number-columns-repeated="2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70" calcext:value-type="float">
            <text:p>470</text:p>
          </table:table-cell>
          <table:table-cell office:value-type="float" office:value="481" calcext:value-type="float">
            <text:p>481</text:p>
          </table:table-cell>
          <table:table-cell table:number-columns-repeated="2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3" calcext:value-type="float">
            <text:p>253</text:p>
          </table:table-cell>
          <table:table-cell office:value-type="float" office:value="471" calcext:value-type="float">
            <text:p>471</text:p>
          </table:table-cell>
          <table:table-cell table:number-columns-repeated="2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9" calcext:value-type="float">
            <text:p>269</text:p>
          </table:table-cell>
          <table:table-cell office:value-type="float" office:value="567" calcext:value-type="float">
            <text:p>567</text:p>
          </table:table-cell>
          <table:table-cell table:number-columns-repeated="2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table:number-columns-repeated="23"/>
        </table:table-row>
        <table:table-row table:style-name="ro1">
          <table:table-cell table:style-name="ce1" table:formula="of:=AVERAGE([.A83:.A92])" office:value-type="float" office:value="435.5" calcext:value-type="float">
            <text:p>435.5</text:p>
          </table:table-cell>
          <table:table-cell table:style-name="ce1" table:formula="of:=AVERAGE([.B83:.B92])" office:value-type="float" office:value="381.7" calcext:value-type="float">
            <text:p>381.7</text:p>
          </table:table-cell>
          <table:table-cell table:formula="of:=AVERAGE([.C83:.C92])" office:value-type="float" office:value="441.4" calcext:value-type="float">
            <text:p>441.4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23:39:42.739479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5:47:55.025067305</meta:creation-date>
    <dc:date>2017-01-22T23:42:01.210569579</dc:date>
    <meta:editing-duration>PT4H10M42S</meta:editing-duration>
    <meta:editing-cycles>8</meta:editing-cycles>
    <meta:generator>LibreOffice/5.1.4.2$Linux_X86_64 LibreOffice_project/10m0$Build-2</meta:generator>
    <meta:document-statistic meta:table-count="1" meta:cell-count="180" meta:object-count="8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svg:stroke-color="#ff420e"/>
    </style:style>
    <style:style style:name="ch16" style:family="chart"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55cm" svg:height="11.553cm" xlink:href=".." xlink:type="simple" chart:class="chart:bar" chart:style-name="ch1">
        <chart:title svg:x="6.866cm" svg:y="0.367cm" chart:style-name="ch2">
          <text:p>Porównanie HTTP/1.1 i HTTP/2</text:p>
        </chart:title>
        <chart:subtitle svg:x="7.761cm" svg:y="1.403cm" chart:style-name="ch3">
          <text:p>HTTP/1.1 bez zabezpieczń</text:p>
        </chart:subtitle>
        <chart:legend chart:legend-position="end" svg:x="16.224cm" svg:y="4.746cm" style:legend-expansion="high" chart:style-name="ch4"/>
        <chart:plot-area chart:style-name="ch5" table:cell-range-address="Sheet1.A12:Sheet1.B12 Sheet1.A1:Sheet1.B10" chart:data-source-has-labels="row" svg:x="1.401cm" svg:y="2.291cm" svg:width="14.416cm" svg:height="8.067cm">
          <chartooo:coordinate-region svg:x="2.393cm" svg:y="2.486cm" svg:width="13.424cm" svg:height="7.233cm"/>
          <chart:axis chart:dimension="x" chart:name="primary-x" chart:style-name="ch6">
            <chart:title svg:x="8.146cm" svg:y="10.59cm" chart:style-name="ch7">
              <text:p>próba</text:p>
            </chart:title>
          </chart:axis>
          <chart:axis chart:dimension="y" chart:name="primary-y" chart:style-name="ch8">
            <chart:title svg:x="0.451cm" svg:y="6.981cm" chart:style-name="ch9">
              <text:p>czas [s]</text:p>
            </chart:title>
            <chart:grid chart:style-name="ch10" chart:class="major"/>
          </chart:axis>
          <chart:series chart:style-name="ch11" chart:values-cell-range-address="Sheet1.A1:Sheet1.A10" chart:label-cell-address="Sheet1.A12:Sheet1.A12" chart:class="chart:bar">
            <chart:mean-value chart:style-name="ch12"/>
            <chart:regression-curve chart:style-name="ch13"/>
            <chart:data-point chart:repeated="10"/>
          </chart:series>
          <chart:series chart:style-name="ch14" chart:values-cell-range-address="Sheet1.B1:Sheet1.B10" chart:label-cell-address="Sheet1.B12:Sheet1.B12" chart:class="chart:bar">
            <chart:mean-value chart:style-name="ch15"/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A12:Sheet1.A12</svg:desc>
                </draw:g>
              </table:table-cell>
              <table:table-cell office:value-type="string">
                <text:p>HTTP/2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3">
                <text:p>1.23</text:p>
                <draw:g>
                  <svg:desc>Sheet1.A1:Sheet1.A10</svg:desc>
                </draw:g>
              </table:table-cell>
              <table:table-cell office:value-type="float" office:value="1.26">
                <text:p>1.26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">
                <text:p>1.2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">
                <text:p>1.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1">
                <text:p>1.2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 style:data-style-name="N2">
      <style:chart-properties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svg:stroke-color="#ff420e"/>
    </style:style>
    <style:style style:name="ch16" style:family="chart"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5cm" svg:height="11.365cm" xlink:href=".." xlink:type="simple" chart:class="chart:bar" chart:style-name="ch1">
        <chart:title svg:x="6.764cm" svg:y="0.363cm" chart:style-name="ch2">
          <text:p>Porównanie HTTP/1.1 i HTTP/2</text:p>
        </chart:title>
        <chart:subtitle svg:x="7.165cm" svg:y="1.395cm" chart:style-name="ch3">
          <text:p>bezpieczne połączenie HTTP/1.1</text:p>
        </chart:subtitle>
        <chart:legend chart:legend-position="end" svg:x="16.019cm" svg:y="4.652cm" style:legend-expansion="high" chart:style-name="ch4"/>
        <chart:plot-area chart:style-name="ch5" table:cell-range-address="Sheet1.A12:Sheet1.B12 Sheet1.A32:Sheet1.B41" chart:data-source-has-labels="row" svg:x="1.75cm" svg:y="2.279cm" svg:width="13.866cm" svg:height="7.895cm">
          <chartooo:coordinate-region svg:x="2.742cm" svg:y="2.474cm" svg:width="12.874cm" svg:height="7.061cm"/>
          <chart:axis chart:dimension="x" chart:name="primary-x" chart:style-name="ch6">
            <chart:title svg:x="8.22cm" svg:y="10.402cm" chart:style-name="ch7">
              <text:p>próba</text:p>
            </chart:title>
          </chart:axis>
          <chart:axis chart:dimension="y" chart:name="primary-y" chart:style-name="ch8">
            <chart:title svg:x="0.451cm" svg:y="6.883cm" chart:style-name="ch9">
              <text:p>czas [s]
</text:p>
            </chart:title>
            <chart:grid chart:style-name="ch10" chart:class="major"/>
          </chart:axis>
          <chart:series chart:style-name="ch11" chart:values-cell-range-address="Sheet1.A32:Sheet1.A41" chart:label-cell-address="Sheet1.A12:Sheet1.A12" chart:class="chart:bar">
            <chart:mean-value chart:style-name="ch12"/>
            <chart:regression-curve chart:style-name="ch13"/>
            <chart:data-point chart:repeated="10"/>
          </chart:series>
          <chart:series chart:style-name="ch14" chart:values-cell-range-address="Sheet1.B32:Sheet1.B41" chart:label-cell-address="Sheet1.B12:Sheet1.B12" chart:class="chart:bar">
            <chart:mean-value chart:style-name="ch15"/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A12:Sheet1.A12</svg:desc>
                </draw:g>
              </table:table-cell>
              <table:table-cell office:value-type="string">
                <text:p>HTTP/2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">
                <text:p>1.22</text:p>
                <draw:g>
                  <svg:desc>Sheet1.A32:Sheet1.A41</svg:desc>
                </draw:g>
              </table:table-cell>
              <table:table-cell office:value-type="float" office:value="1.25">
                <text:p>1.25</text:p>
                <draw:g>
                  <svg:desc>Sheet1.B32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">
                <text:p>1.2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">
                <text:p>1.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7">
                <text:p>1.2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">
                <text:p>1.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">
                <text:p>1.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1">
                <text:p>1.3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6">
                <text:p>1.36</text:p>
              </table:table-cell>
              <table:table-cell office:value-type="float" office:value="1.17">
                <text:p>1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 style:data-style-name="N0">
      <style:chart-properties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svg:stroke-color="#ff420e"/>
    </style:style>
    <style:style style:name="ch16" style:family="chart"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48cm" svg:height="11.402cm" xlink:href=".." xlink:type="simple" chart:class="chart:bar" chart:style-name="ch1">
        <chart:title svg:x="6.713cm" svg:y="0.364cm" chart:style-name="ch2">
          <text:p>Porównanie HTTP/1.1 i HTTP/2</text:p>
        </chart:title>
        <chart:subtitle svg:x="7.661cm" svg:y="1.397cm" chart:style-name="ch3">
          <text:p>z wykorzystaniem CACHE</text:p>
        </chart:subtitle>
        <chart:legend chart:legend-position="end" svg:x="15.917cm" svg:y="4.671cm" style:legend-expansion="high" chart:style-name="ch4"/>
        <chart:plot-area chart:style-name="ch5" table:cell-range-address="Sheet1.A12:Sheet1.B12 Sheet1.A57:Sheet1.B66" chart:data-source-has-labels="row" svg:x="1.394cm" svg:y="2.282cm" svg:width="14.123cm" svg:height="7.928cm">
          <chartooo:coordinate-region svg:x="2.28cm" svg:y="2.477cm" svg:width="13.237cm" svg:height="7.094cm"/>
          <chart:axis chart:dimension="x" chart:name="primary-x" chart:style-name="ch6">
            <chart:title svg:x="7.992cm" svg:y="10.439cm" chart:style-name="ch7">
              <text:p>próba</text:p>
            </chart:title>
          </chart:axis>
          <chart:axis chart:dimension="y" chart:name="primary-y" chart:style-name="ch8">
            <chart:title svg:x="0.451cm" svg:y="7.044cm" chart:style-name="ch9">
              <text:p>czas [ms]</text:p>
            </chart:title>
            <chart:grid chart:style-name="ch10" chart:class="major"/>
          </chart:axis>
          <chart:series chart:style-name="ch11" chart:values-cell-range-address="Sheet1.A57:Sheet1.A66" chart:label-cell-address="Sheet1.A12:Sheet1.A12" chart:class="chart:bar">
            <chart:mean-value chart:style-name="ch12"/>
            <chart:regression-curve chart:style-name="ch13"/>
            <chart:data-point chart:repeated="10"/>
          </chart:series>
          <chart:series chart:style-name="ch14" chart:values-cell-range-address="Sheet1.B57:Sheet1.B66" chart:label-cell-address="Sheet1.B12:Sheet1.B12" chart:class="chart:bar">
            <chart:mean-value chart:style-name="ch15"/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A12:Sheet1.A12</svg:desc>
                </draw:g>
              </table:table-cell>
              <table:table-cell office:value-type="string">
                <text:p>HTTP/2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9">
                <text:p>709</text:p>
                <draw:g>
                  <svg:desc>Sheet1.A57:Sheet1.A66</svg:desc>
                </draw:g>
              </table:table-cell>
              <table:table-cell office:value-type="float" office:value="534">
                <text:p>534</text:p>
                <draw:g>
                  <svg:desc>Sheet1.B57:Sheet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5">
                <text:p>55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2">
                <text:p>62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6">
                <text:p>54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3">
                <text:p>60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">
                <text:p>51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">
                <text:p>58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1">
                <text:p>521</text:p>
              </table:table-cell>
              <table:table-cell office:value-type="float" office:value="532">
                <text:p>5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 chart:mean-valu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>
      <style:graphic-properties svg:stroke-color="#ffd320"/>
    </style:style>
    <style:style style:name="ch18" style:family="chart" style:data-style-name="N0">
      <style:chart-properties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>
      <style:graphic-properties svg:stroke-color="#ff420e"/>
    </style:style>
    <style:style style:name="ch20" style:family="chart">
      <style:graphic-properties svg:stroke-color="#ff420e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115cm" svg:height="11.365cm" xlink:href=".." xlink:type="simple" chart:class="chart:bar" chart:style-name="ch1">
        <chart:title svg:x="6.746cm" svg:y="0.363cm" chart:style-name="ch2">
          <text:p>Porównanie HTTP/1.1 i HTTP/2</text:p>
        </chart:title>
        <chart:subtitle svg:x="7.023cm" svg:y="1.395cm" chart:style-name="ch3">
          <text:p>z wykorzystaniem SERVER PUSH</text:p>
        </chart:subtitle>
        <chart:legend chart:legend-position="end" svg:x="15.208cm" svg:y="4.162cm" style:legend-expansion="high" chart:style-name="ch4"/>
        <chart:plot-area chart:style-name="ch5" table:cell-range-address="Sheet1.Q86:Sheet1.Q87 Sheet1.A83:Sheet1.C92 Sheet1.A12:Sheet1.A12" chart:data-source-has-labels="row" svg:x="1.396cm" svg:y="2.279cm" svg:width="13.41cm" svg:height="7.895cm">
          <chartooo:coordinate-region svg:x="2.282cm" svg:y="2.474cm" svg:width="12.524cm" svg:height="7.061cm"/>
          <chart:axis chart:dimension="x" chart:name="primary-x" chart:style-name="ch6">
            <chart:title svg:x="7.638cm" svg:y="10.402cm" chart:style-name="ch7">
              <text:p>próba</text:p>
            </chart:title>
          </chart:axis>
          <chart:axis chart:dimension="y" chart:name="primary-y" chart:style-name="ch8">
            <chart:title svg:x="0.451cm" svg:y="7.024cm" chart:style-name="ch9">
              <text:p>czas [ms]</text:p>
            </chart:title>
            <chart:grid chart:style-name="ch10" chart:class="major"/>
          </chart:axis>
          <chart:series chart:style-name="ch11" chart:values-cell-range-address="Sheet1.A83:Sheet1.A92" chart:label-cell-address="Sheet1.Q86:Sheet1.Q86" chart:class="chart:bar">
            <chart:mean-value chart:style-name="ch12"/>
            <chart:regression-curve chart:style-name="ch13"/>
            <chart:data-point chart:repeated="8"/>
            <chart:data-point chart:style-name="ch14"/>
            <chart:data-point/>
          </chart:series>
          <chart:series chart:style-name="ch15" chart:values-cell-range-address="Sheet1.C83:Sheet1.C92" chart:label-cell-address="Sheet1.A12:Sheet1.A12" chart:class="chart:bar">
            <chart:mean-value chart:style-name="ch16"/>
            <chart:regression-curve chart:style-name="ch17"/>
            <chart:data-point chart:repeated="10"/>
          </chart:series>
          <chart:series chart:style-name="ch18" chart:values-cell-range-address="Sheet1.B83:Sheet1.B92" chart:label-cell-address="Sheet1.Q87:Sheet1.Q87" chart:class="chart:bar">
            <chart:mean-value chart:style-name="ch19"/>
            <chart:regression-curve chart:style-name="ch20"/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2</text:p>
                <draw:g>
                  <svg:desc>Sheet1.Q86:Sheet1.Q86</svg:desc>
                </draw:g>
              </table:table-cell>
              <table:table-cell office:value-type="string">
                <text:p>HTTP/1.1</text:p>
                <draw:g>
                  <svg:desc>Sheet1.A12:Sheet1.A12</svg:desc>
                </draw:g>
              </table:table-cell>
              <table:table-cell office:value-type="string">
                <text:p>HTTP/2 PUSH</text:p>
                <draw:g>
                  <svg:desc>Sheet1.Q87:Sheet1.Q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4">
                <text:p>454</text:p>
                <draw:g>
                  <svg:desc>Sheet1.A83:Sheet1.A92</svg:desc>
                </draw:g>
              </table:table-cell>
              <table:table-cell office:value-type="float" office:value="444">
                <text:p>444</text:p>
                <draw:g>
                  <svg:desc>Sheet1.C83:Sheet1.C92</svg:desc>
                </draw:g>
              </table:table-cell>
              <table:table-cell office:value-type="float" office:value="387">
                <text:p>387</text:p>
                <draw:g>
                  <svg:desc>Sheet1.B83:Sheet1.B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">
                <text:p>441</text:p>
              </table:table-cell>
              <table:table-cell office:value-type="float" office:value="456">
                <text:p>45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5">
                <text:p>515</text:p>
              </table:table-cell>
              <table:table-cell office:value-type="float" office:value="386">
                <text:p>38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  <table:table-cell office:value-type="float" office:value="380">
                <text:p>38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2">
                <text:p>342</text:p>
              </table:table-cell>
              <table:table-cell office:value-type="float" office:value="407">
                <text:p>40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">
                <text:p>438</text:p>
              </table:table-cell>
              <table:table-cell office:value-type="float" office:value="404">
                <text:p>40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5">
                <text:p>385</text:p>
              </table:table-cell>
              <table:table-cell office:value-type="float" office:value="481">
                <text:p>48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471">
                <text:p>47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1">
                <text:p>481</text:p>
              </table:table-cell>
              <table:table-cell office:value-type="float" office:value="567">
                <text:p>56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">
                <text:p>413</text:p>
              </table:table-cell>
              <table:table-cell office:value-type="float" office:value="418">
                <text:p>418</text:p>
              </table:table-cell>
              <table:table-cell office:value-type="float" office:value="409">
                <text:p>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1cm" svg:height="11.063cm" xlink:href=".." xlink:type="simple" chart:class="chart:bar" chart:style-name="ch1">
        <chart:title svg:x="6.362cm" svg:y="0.357cm" chart:style-name="ch2">
          <text:p>Najlepsze wyniki w każdym teście</text:p>
        </chart:title>
        <chart:legend chart:legend-position="end" svg:x="17.603cm" svg:y="4.991cm" style:legend-expansion="high" chart:style-name="ch3"/>
        <chart:plot-area chart:style-name="ch4" table:cell-range-address="Sheet1.R31:Sheet1.R31 Sheet1.T31:Sheet1.T33 Sheet1.W31:Sheet1.W31 Sheet1.V31:Sheet1.V33" chart:data-source-has-labels="row" svg:x="1.392cm" svg:y="1.383cm" svg:width="15.813cm" svg:height="8.495cm">
          <chartooo:coordinate-region svg:x="2.172cm" svg:y="1.579cm" svg:width="15.033cm" svg:height="7.66cm"/>
          <chart:axis chart:dimension="x" chart:name="primary-x" chart:style-name="ch5">
            <chart:title svg:x="8.959cm" svg:y="10.1cm" chart:style-name="ch6">
              <text:p>test</text:p>
            </chart:title>
          </chart:axis>
          <chart:axis chart:dimension="y" chart:name="primary-y" chart:style-name="ch7">
            <chart:title svg:x="0.451cm" svg:y="6.287cm" chart:style-name="ch8">
              <text:p>czas [s]</text:p>
            </chart:title>
            <chart:grid chart:style-name="ch9" chart:class="major"/>
          </chart:axis>
          <chart:series chart:style-name="ch10" chart:values-cell-range-address="Sheet1.T31:Sheet1.T33" chart:label-cell-address="Sheet1.R31:Sheet1.R31" chart:class="chart:bar">
            <chart:data-point chart:repeated="3"/>
          </chart:series>
          <chart:series chart:style-name="ch11" chart:values-cell-range-address="Sheet1.V31:Sheet1.V33" chart:label-cell-address="Sheet1.W31:Sheet1.W3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R31:Sheet1.R31</svg:desc>
                </draw:g>
              </table:table-cell>
              <table:table-cell office:value-type="string">
                <text:p>HTTP/2</text:p>
                <draw:g>
                  <svg:desc>Sheet1.W31:Sheet1.W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T31:Sheet1.T33</svg:desc>
                </draw:g>
              </table:table-cell>
              <table:table-cell office:value-type="float" office:value="1.09">
                <text:p>1.09</text:p>
                <draw:g>
                  <svg:desc>Sheet1.V31:Sheet1.V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">
                <text:p>1.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7">
                <text:p>0.517</text:p>
              </table:table-cell>
              <table:table-cell office:value-type="float" office:value="0.483">
                <text:p>0.4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18cm" svg:height="11.139cm" xlink:href=".." xlink:type="simple" chart:class="chart:bar" chart:style-name="ch1">
        <chart:title svg:x="6.798cm" svg:y="0.358cm" chart:style-name="ch2">
          <text:p>Porównanie HTTP/1.1 i HTTP/2</text:p>
        </chart:title>
        <chart:subtitle svg:x="7.605cm" svg:y="1.385cm" chart:style-name="ch3">
          <text:p>mediana w każdym z testów</text:p>
        </chart:subtitle>
        <chart:legend chart:legend-position="end" svg:x="17.911cm" svg:y="5.029cm" style:legend-expansion="high" chart:style-name="ch4"/>
        <chart:plot-area chart:style-name="ch5" table:cell-range-address="Sheet1.Q85:Sheet1.Q85 Sheet1.S37:Sheet1.T39 Sheet1.W31:Sheet1.W31" chart:data-source-has-labels="row" svg:x="1.398cm" svg:y="2.264cm" svg:width="16.109cm" svg:height="7.689cm">
          <chartooo:coordinate-region svg:x="2.39cm" svg:y="2.459cm" svg:width="15.117cm" svg:height="6.855cm"/>
          <chart:axis chart:dimension="x" chart:name="primary-x" chart:style-name="ch6">
            <chart:title svg:x="9.113cm" svg:y="10.176cm" chart:style-name="ch7">
              <text:p>test</text:p>
            </chart:title>
          </chart:axis>
          <chart:axis chart:dimension="y" chart:name="primary-y" chart:style-name="ch8">
            <chart:title svg:x="0.451cm" svg:y="6.765cm" chart:style-name="ch9">
              <text:p>czas [s]</text:p>
            </chart:title>
            <chart:grid chart:style-name="ch10" chart:class="major"/>
          </chart:axis>
          <chart:series chart:style-name="ch11" chart:values-cell-range-address="Sheet1.S37:Sheet1.S39" chart:label-cell-address="Sheet1.Q85:Sheet1.Q85" chart:class="chart:bar">
            <chart:data-point chart:repeated="3"/>
          </chart:series>
          <chart:series chart:style-name="ch12" chart:values-cell-range-address="Sheet1.T37:Sheet1.T39" chart:label-cell-address="Sheet1.W31:Sheet1.W3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Q85:Sheet1.Q85</svg:desc>
                </draw:g>
              </table:table-cell>
              <table:table-cell office:value-type="string">
                <text:p>HTTP/2</text:p>
                <draw:g>
                  <svg:desc>Sheet1.W31:Sheet1.W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">
                <text:p>1.24</text:p>
                <draw:g>
                  <svg:desc>Sheet1.S37:Sheet1.S39</svg:desc>
                </draw:g>
              </table:table-cell>
              <table:table-cell office:value-type="float" office:value="1.12">
                <text:p>1.12</text:p>
                <draw:g>
                  <svg:desc>Sheet1.T37:Sheet1.T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">
                <text:p>1.2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81cm" svg:height="11.176cm" xlink:href=".." xlink:type="simple" chart:class="chart:bar" chart:style-name="ch1">
        <chart:title svg:x="5.618cm" svg:y="0.359cm" chart:style-name="ch2">
          <text:p>Najlepsze wyniki w teście SERVER PUSH</text:p>
        </chart:title>
        <chart:legend chart:legend-position="end" svg:x="17.774cm" svg:y="4.803cm" style:legend-expansion="high" chart:style-name="ch3"/>
        <chart:plot-area chart:style-name="ch4" table:cell-range-address="Sheet1.R31:Sheet1.R31 Sheet1.T34:Sheet1.T34 Sheet1.W31:Sheet1.W31 Sheet1.V34:Sheet1.V34 Sheet1.Y34:Sheet1.Z34" chart:data-source-has-labels="row" svg:x="1.395cm" svg:y="1.387cm" svg:width="15.978cm" svg:height="9.566cm">
          <chartooo:coordinate-region svg:x="2.387cm" svg:y="1.582cm" svg:width="14.986cm" svg:height="9.176cm"/>
          <chart:axis chart:dimension="x" chart:name="primary-x" chart:style-name="ch5"/>
          <chart:axis chart:dimension="y" chart:name="primary-y" chart:style-name="ch6">
            <chart:title svg:x="0.451cm" svg:y="6.827cm" chart:style-name="ch7">
              <text:p>czas [s]</text:p>
            </chart:title>
            <chart:grid chart:style-name="ch8" chart:class="major"/>
          </chart:axis>
          <chart:series chart:style-name="ch9" chart:values-cell-range-address="Sheet1.T34:Sheet1.T34" chart:label-cell-address="Sheet1.R31:Sheet1.R31" chart:class="chart:bar">
            <chart:data-point/>
          </chart:series>
          <chart:series chart:style-name="ch10" chart:values-cell-range-address="Sheet1.V34:Sheet1.V34" chart:label-cell-address="Sheet1.W31:Sheet1.W31" chart:class="chart:bar">
            <chart:data-point/>
          </chart:series>
          <chart:series chart:style-name="ch11" chart:values-cell-range-address="Sheet1.Y34:Sheet1.Y34" chart:label-cell-address="Sheet1.Z34:Sheet1.Z3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R31:Sheet1.R31</svg:desc>
                </draw:g>
              </table:table-cell>
              <table:table-cell office:value-type="string">
                <text:p>HTTP/2</text:p>
                <draw:g>
                  <svg:desc>Sheet1.W31:Sheet1.W31</svg:desc>
                </draw:g>
              </table:table-cell>
              <table:table-cell office:value-type="string">
                <text:p>PUSH</text:p>
                <draw:g>
                  <svg:desc>Sheet1.Z34:Sheet1.Z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8">
                <text:p>0.38</text:p>
                <draw:g>
                  <svg:desc>Sheet1.T34:Sheet1.T34</svg:desc>
                </draw:g>
              </table:table-cell>
              <table:table-cell office:value-type="float" office:value="0.342">
                <text:p>0.342</text:p>
                <draw:g>
                  <svg:desc>Sheet1.V34:Sheet1.V34</svg:desc>
                </draw:g>
              </table:table-cell>
              <table:table-cell office:value-type="float" office:value="0.253">
                <text:p>0.253</text:p>
                <draw:g>
                  <svg:desc>Sheet1.Y34:Sheet1.Y34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13cm" svg:height="11.101cm" xlink:href=".." xlink:type="simple" chart:class="chart:bar" chart:style-name="ch1">
        <chart:title svg:x="6.695cm" svg:y="0.358cm" chart:style-name="ch2">
          <text:p>Porównanie HTTP/1.1 i HTTP/2</text:p>
        </chart:title>
        <chart:subtitle svg:x="6.267cm" svg:y="1.385cm" chart:style-name="ch3">
          <text:p>mediana wyników w teście SERVER PUSH</text:p>
        </chart:subtitle>
        <chart:legend chart:legend-position="end" svg:x="17.706cm" svg:y="4.765cm" style:legend-expansion="high" chart:style-name="ch4"/>
        <chart:plot-area chart:style-name="ch5" table:cell-range-address="Sheet1.Q85:Sheet1.Q85 Sheet1.S40:Sheet1.U40 Sheet1.W31:Sheet1.W31 Sheet1.Z34:Sheet1.Z34" chart:data-source-has-labels="row" svg:x="1.394cm" svg:y="2.264cm" svg:width="15.912cm" svg:height="8.615cm">
          <chartooo:coordinate-region svg:x="2.386cm" svg:y="2.459cm" svg:width="14.92cm" svg:height="8.225cm"/>
          <chart:axis chart:dimension="x" chart:name="primary-x" chart:style-name="ch6"/>
          <chart:axis chart:dimension="y" chart:name="primary-y" chart:style-name="ch7">
            <chart:title svg:x="0.451cm" svg:y="7.228cm" chart:style-name="ch8">
              <text:p>czas [s]</text:p>
            </chart:title>
            <chart:grid chart:style-name="ch9" chart:class="major"/>
          </chart:axis>
          <chart:series chart:style-name="ch10" chart:values-cell-range-address="Sheet1.S40:Sheet1.S40" chart:label-cell-address="Sheet1.Q85:Sheet1.Q85" chart:class="chart:bar">
            <chart:data-point/>
          </chart:series>
          <chart:series chart:style-name="ch11" chart:values-cell-range-address="Sheet1.T40:Sheet1.T40" chart:label-cell-address="Sheet1.W31:Sheet1.W31" chart:class="chart:bar">
            <chart:data-point/>
          </chart:series>
          <chart:series chart:style-name="ch12" chart:values-cell-range-address="Sheet1.U40:Sheet1.U40" chart:label-cell-address="Sheet1.Z34:Sheet1.Z3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Q85:Sheet1.Q85</svg:desc>
                </draw:g>
              </table:table-cell>
              <table:table-cell office:value-type="string">
                <text:p>HTTP/2</text:p>
                <draw:g>
                  <svg:desc>Sheet1.W31:Sheet1.W31</svg:desc>
                </draw:g>
              </table:table-cell>
              <table:table-cell office:value-type="string">
                <text:p>PUSH</text:p>
                <draw:g>
                  <svg:desc>Sheet1.Z34:Sheet1.Z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4">
                <text:p>0.44</text:p>
                <draw:g>
                  <svg:desc>Sheet1.S40:Sheet1.S40</svg:desc>
                </draw:g>
              </table:table-cell>
              <table:table-cell office:value-type="float" office:value="0.4">
                <text:p>0.4</text:p>
                <draw:g>
                  <svg:desc>Sheet1.T40:Sheet1.T40</svg:desc>
                </draw:g>
              </table:table-cell>
              <table:table-cell office:value-type="float" office:value="0.43">
                <text:p>0.43</text:p>
                <draw:g>
                  <svg:desc>Sheet1.U40:Sheet1.U40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